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style:font-name="Liberation Sans" fo:font-weight="bold" style:font-name-asian="Droid Sans" style:font-weight-asian="bold" style:font-name-complex="FreeSans" style:font-weight-complex="bold"/>
    </style:style>
  </office:automatic-styles>
  <office:body>
    <office:spreadsheet>
      <table:table table:name="Recursio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! Int</text:p>
          </table:table-cell>
          <table:table-cell table:style-name="ce1" office:value-type="string" calcext:value-type="string">
            <text:p>Time Int</text:p>
          </table:table-cell>
          <table:table-cell table:style-name="ce1" office:value-type="string" calcext:value-type="string">
            <text:p>n! long</text:p>
          </table:table-cell>
          <table:table-cell table:style-name="ce1" office:value-type="string" calcext:value-type="string">
            <text:p>Time Long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4" calcext:value-type="float">
            <text:p>24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20" calcext:value-type="float">
            <text:p>12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20" calcext:value-type="float">
            <text:p>72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40" calcext:value-type="float">
            <text:p>504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040" calcext:value-type="float">
            <text:p>504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20" calcext:value-type="float">
            <text:p>4032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0320" calcext:value-type="float">
            <text:p>40320</text:p>
          </table:table-cell>
          <table:table-cell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880" calcext:value-type="float">
            <text:p>36288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62880" calcext:value-type="float">
            <text:p>36288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8800" calcext:value-type="float">
            <text:p>36288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628800" calcext:value-type="float">
            <text:p>362880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916800" calcext:value-type="float">
            <text:p>399168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9916800" calcext:value-type="float">
            <text:p>3991680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9001600" calcext:value-type="float">
            <text:p>4790016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79001600" calcext:value-type="float">
            <text:p>479001600</text:p>
          </table:table-cell>
          <table:table-cell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32053504" calcext:value-type="float">
            <text:p>1932053504</text:p>
          </table:table-cell>
          <table:table-cell table:style-name="ce2" office:value-type="float" office:value="0.000001" calcext:value-type="float">
            <text:p>0.000001</text:p>
          </table:table-cell>
          <table:table-cell table:style-name="ce2" office:value-type="float" office:value="6227020800" calcext:value-type="float">
            <text:p>6227020800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table:number-columns-repeated="1019"/>
        </table:table-row>
      </table:table>
      <table:table table:name="Iteratio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! int</text:p>
          </table:table-cell>
          <table:table-cell table:style-name="ce1" office:value-type="string" calcext:value-type="string">
            <text:p>Time Int</text:p>
          </table:table-cell>
          <table:table-cell table:style-name="ce1" office:value-type="string" calcext:value-type="string">
            <text:p>n! long</text:p>
          </table:table-cell>
          <table:table-cell table:style-name="ce3" office:value-type="string" calcext:value-type="string">
            <text:p>Time Long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4" calcext:value-type="float">
            <text:p>24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20" calcext:value-type="float">
            <text:p>12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20" calcext:value-type="float">
            <text:p>720</text:p>
          </table:table-cell>
          <table:table-cell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40" calcext:value-type="float">
            <text:p>504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5040" calcext:value-type="float">
            <text:p>504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20" calcext:value-type="float">
            <text:p>4032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0320" calcext:value-type="float">
            <text:p>40320</text:p>
          </table:table-cell>
          <table:table-cell office:value-type="float" office:value="0.000002" calcext:value-type="float">
            <text:p>0.00000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880" calcext:value-type="float">
            <text:p>36288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62880" calcext:value-type="float">
            <text:p>36288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8800" calcext:value-type="float">
            <text:p>36288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628800" calcext:value-type="float">
            <text:p>362880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916800" calcext:value-type="float">
            <text:p>399168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9916800" calcext:value-type="float">
            <text:p>3991680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9001600" calcext:value-type="float">
            <text:p>4790016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79001600" calcext:value-type="float">
            <text:p>479001600</text:p>
          </table:table-cell>
          <table:table-cell office:value-type="float" office:value="0.000001" calcext:value-type="float">
            <text:p>0.00000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32053504" calcext:value-type="float">
            <text:p>1932053504</text:p>
          </table:table-cell>
          <table:table-cell table:style-name="ce2" office:value-type="float" office:value="0.000001" calcext:value-type="float">
            <text:p>0.000001</text:p>
          </table:table-cell>
          <table:table-cell table:style-name="ce2" office:value-type="float" office:value="6227020800" calcext:value-type="float">
            <text:p>6227020800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 style:data-style-name="N2" text:time-value="01:46:14.714278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1:22:28.159181105</meta:creation-date>
    <dc:date>2018-08-03T01:52:41.624710404</dc:date>
    <meta:editing-duration>P0D</meta:editing-duration>
    <meta:editing-cycles>2</meta:editing-cycles>
    <meta:generator>LibreOffice/4.2.4.2$Linux_X86_64 LibreOffice_project/420m0$Build-2</meta:generator>
    <meta:document-statistic meta:table-count="2" meta:cell-count="150" meta:object-count="0"/>
  </office:meta>
</office:document-meta>
</file>